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1_1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Nina Cohen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25, 1897</text:p>
      <text:p text:style-name="P2">Month<text:tab/><text:tab/><text:tab/><text:tab/><text:tab/><text:tab/>Ma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S. MORAIS,/</text:p>
      <text:p text:style-name="P6">546 N. FIFTH STREET,/</text:p>
      <text:p text:style-name="P6">PHILADELPHIA, PA./</text:p>
      <text:p text:style-name="P5">My Dear Nina/</text:p>
      <text:p text:style-name="P5"><text:tab/>Last week, I did not write on Wed-/,nesday nor on Friday evening, because my mind was full/ of the approaching consecration in N. Y. <text:s/>I wrote on/ my return. <text:s/>Perhaps you received that letter. <text:s/>A funeral/ on Thursday kept me away from home and I did not an-/-swer your Sunday-letter till Thursday evening. <text:s/>I don't/ remember what my writing contained. <text:s/>About my/ trip to N. Y, I suppose that I mention what/ was worth mentioning. <text:s/>Esther returned home yester-/-day evening and spent five days at Mrs Gallant's/ she enjoyed Rose's company. <text:s/>Rose Cohen, very/ thoughtfully and kindly, sent me through Esther/ a bouquet of Roses, the receipt of which I have/ acknowledged. <text:s/>Miriam is out for supper at/ Gentile's. <text:s/>The weather has changed here also/ for cold, and I am sorry, because every thing seemed/</text:p>
      <text:p text:style-name="P5"><text:soft-page-break/></text:p>
      <text:p text:style-name="P5">[Page 2]</text:p>
      <text:p text:style-name="P5">in full bloom, and frost might do mischief./ <text:s/>Emanuel asked me to write an inscription for his/ mother's tomb stone. <text:s/>I wrote it and sent it/ yesterday, but I think that he had better/ get me to prepare another, as we Sephardim/ do, mentioning the husband's name and not the/ father. <text:s/>However, let him suit himself about that./ <text:s/>I have looked over several chapters which Dr J/ sent sometime ago, but I have not finished the/ whole batch, for his emendations &amp;c, are very nu-/merous, and sometime his writing is to me illegible/ I am glad that you feel comfortable in your/ new home, and hope that the servant girls will/ be suitable./</text:p>
      <text:p text:style-name="P5"><text:tab/>Esther who is up here to take a Hebrew/ lesson, says that she will write a long letter/ as soon as she can./</text:p>
      <text:p text:style-name="P5">I direct this letter to Emanuel's office, because/ I forgot your present address/ Much love/ SM/</text:p>
      <text:p text:style-name="P5">May 25. 97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3:28:37.50</meta:creation-date>
    <dc:date>2012-01-10T14:16:10.03</dc:date>
    <dc:creator>Penn Libraries</dc:creator>
    <meta:editing-duration>PT00H00M3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469" meta:character-count="2986"/>
  </office:meta>
</office:document-meta>
</file>